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82486111111111cm"/>
    </style:style>
    <style:style style:name="co2" style:family="table-column">
      <style:table-column-properties fo:break-before="auto" style:column-width="3.36902777777778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 elapsed was 29122ns or 0.000029122s</text:p>
          </table:table-cell>
          <table:table-cell office:value-type="float" office:value="29122" table:style-name="ce1">
            <text:p>29122</text:p>
          </table:table-cell>
          <table:table-cell office:value-type="float" office:value="2.9122E-5" table:style-name="ce1">
            <text:p>0.0000291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1251ns or 0.000031251s</text:p>
          </table:table-cell>
          <table:table-cell office:value-type="float" office:value="31251" table:style-name="ce1">
            <text:p>31251</text:p>
          </table:table-cell>
          <table:table-cell office:value-type="float" office:value="3.1251000000000003E-5" table:style-name="ce1">
            <text:p>0.0000312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1318ns or 0.000031318s</text:p>
          </table:table-cell>
          <table:table-cell office:value-type="float" office:value="31318" table:style-name="ce1">
            <text:p>31318</text:p>
          </table:table-cell>
          <table:table-cell office:value-type="float" office:value="3.1318000000000001E-5" table:style-name="ce1">
            <text:p>0.0000313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1100ns or 0.000031100s</text:p>
          </table:table-cell>
          <table:table-cell office:value-type="float" office:value="31100" table:style-name="ce1">
            <text:p>31100</text:p>
          </table:table-cell>
          <table:table-cell office:value-type="float" office:value="3.1099999999999997E-5" table:style-name="ce1">
            <text:p>0.00003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4032ns or 0.000034032s</text:p>
          </table:table-cell>
          <table:table-cell office:value-type="float" office:value="34032" table:style-name="ce1">
            <text:p>34032</text:p>
          </table:table-cell>
          <table:table-cell office:value-type="float" office:value="3.4032000000000002E-5" table:style-name="ce1">
            <text:p>0.0000340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5987ns or 0.000035987s</text:p>
          </table:table-cell>
          <table:table-cell office:value-type="float" office:value="35987" table:style-name="ce1">
            <text:p>35987</text:p>
          </table:table-cell>
          <table:table-cell office:value-type="float" office:value="3.5987E-5" table:style-name="ce1">
            <text:p>0.0000359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1701ns or 0.000031701s</text:p>
          </table:table-cell>
          <table:table-cell office:value-type="float" office:value="31701" table:style-name="ce1">
            <text:p>31701</text:p>
          </table:table-cell>
          <table:table-cell office:value-type="float" office:value="3.1701E-5" table:style-name="ce1">
            <text:p>0.0000317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157998ns or 0.000157998s</text:p>
          </table:table-cell>
          <table:table-cell office:value-type="float" office:value="157998" table:style-name="ce1">
            <text:p>157998</text:p>
          </table:table-cell>
          <table:table-cell office:value-type="float" office:value="1.5799799999999999E-4" table:style-name="ce1">
            <text:p>0.0001579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4242ns or 0.000044242s</text:p>
          </table:table-cell>
          <table:table-cell office:value-type="float" office:value="44242" table:style-name="ce1">
            <text:p>44242</text:p>
          </table:table-cell>
          <table:table-cell office:value-type="float" office:value="4.4242000000000001E-5" table:style-name="ce1">
            <text:p>0.0000442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33468ns or 0.000033468s</text:p>
          </table:table-cell>
          <table:table-cell office:value-type="float" office:value="33468" table:style-name="ce1">
            <text:p>33468</text:p>
          </table:table-cell>
          <table:table-cell office:value-type="float" office:value="3.3467999999999999E-5" table:style-name="ce1">
            <text:p>0.00003346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:</text:p>
          </table:table-cell>
          <table:table-cell office:value-type="float" office:value="46021.9" table:formula="of:=AVERAGE([.B1:.B10])" table:style-name="ce1">
            <text:p>46021.9</text:p>
          </table:table-cell>
          <table:table-cell office:value-type="float" office:value="4.6021899999999994E-5" table:formula="of:=AVERAGE([.C1:.C10])" table:style-name="ce1">
            <text:p>4.60219E-05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avi</dc:creator>
    <meta:creation-date>2019-12-13T12:33:51Z</meta:creation-date>
    <dc:date>2019-12-13T15:40:24Z</dc:date>
    <meta:editing-cycles>1</meta:editing-cycles>
    <meta:editing-duration>PT66S</meta:editing-duration>
  </office:meta>
</office:document-meta>
</file>